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f16" officeooo:paragraph-rsid="00078f16"/>
    </style:style>
    <style:style style:name="P2" style:family="paragraph" style:parent-style-name="Standard">
      <style:text-properties officeooo:rsid="00078f16" officeooo:paragraph-rsid="00078f16"/>
    </style:style>
    <style:style style:name="T1" style:family="text">
      <style:text-properties officeooo:rsid="000980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</text:span>ello world</text:p>
      <text:p text:style-name="P1">I'm Kendra</text:p>
      <text:p text:style-name="P1">I love win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5:55:53.204501775</meta:creation-date>
    <dc:date>2021-07-18T11:43:13.179808098</dc:date>
    <meta:editing-duration>PT5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7" meta:character-count="34" meta:non-whitespace-character-count="30"/>
  </office:meta>
</office:document-meta>
</file>